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G" style:family="table-column">
      <style:table-column-properties style:column-width="1.0715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fo:break-before="page" table:align="margins"/>
    </style:style>
    <style:style style:name="Table16.A" style:family="table-column">
      <style:table-column-properties style:column-width="3.75in" style:rel-column-width="32767*"/>
    </style:style>
    <style:style style:name="Table16.B" style:family="table-column">
      <style:table-column-properties style:column-width="0.9375in" style:rel-column-width="8191*"/>
    </style:style>
    <style:style style:name="Table16.E" style:family="table-column">
      <style:table-column-properties style:column-width="0.9382in" style:rel-column-width="8195*"/>
    </style:style>
    <style:style style:name="Table16.A1" style:family="table-cell">
      <style:table-cell-properties style:border-line-width-right="0.0028in 0.0028in 0.0028in" fo:padding="0.0382in" fo:border-left="0.05pt solid #000000" fo:border-right="0.55pt double #000000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border-line-width-right="0.0028in 0.0028in 0.0028in" fo:padding="0.0382in" fo:border-left="0.05pt solid #000000" fo:border-right="0.55pt double #000000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1.5in" style:rel-column-width="1310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0.5674in" style:rel-column-width="817*"/>
    </style:style>
    <style:style style:name="Table15.B" style:family="table-column">
      <style:table-column-properties style:column-width="1.6799in" style:rel-column-width="2419*"/>
    </style:style>
    <style:style style:name="Table15.C" style:family="table-column">
      <style:table-column-properties style:column-width="1.5028in" style:rel-column-width="2164*"/>
    </style:style>
    <style:style style:name="Table15.D" style:family="table-column">
      <style:table-column-properties style:column-width="0.4986in" style:rel-column-width="718*"/>
    </style:style>
    <style:style style:name="Table15.E" style:family="table-column">
      <style:table-column-properties style:column-width="0.7493in" style:rel-column-width="1079*"/>
    </style:style>
    <style:style style:name="Table15.F" style:family="table-column">
      <style:table-column-properties style:column-width="2.5021in" style:rel-column-width="3603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1.5in" style:rel-column-width="1310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3.75in" style:rel-column-width="3276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background-color="#999999"/>
    </style:style>
    <style:style style:name="P18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1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a2dd5" officeooo:paragraph-rsid="003a2dd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29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0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3a26d3" officeooo:paragraph-rsid="003a26d3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2pt" fo:font-style="italic" officeooo:rsid="003a2dd5" officeooo:paragraph-rsid="003a2dd5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bold" officeooo:rsid="003a2dd5" officeooo:paragraph-rsid="003a2dd5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3a2dd5" officeooo:paragraph-rsid="003a2dd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39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18f0ac" officeooo:paragraph-rsid="001950fb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4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tyle="normal" style:text-underline-style="none" officeooo:rsid="0018f0ac" officeooo:paragraph-rsid="0018f0ac" style:font-style-asian="normal" style:font-style-complex="normal"/>
    </style:style>
    <style:style style:name="P46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48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officeooo:rsid="002fffdf" officeooo:paragraph-rsid="002fffdf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07b99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56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57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58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5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a26d3" officeooo:paragraph-rsid="003a26d3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66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67" style:family="paragraph" style:parent-style-name="Standard">
      <style:paragraph-properties fo:text-align="center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a26d3" officeooo:paragraph-rsid="003a26d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fo:break-before="column"/>
      <style:text-properties fo:font-style="normal" style:text-underline-style="none" officeooo:rsid="001b3e46" officeooo:paragraph-rsid="001eed05" style:font-style-asian="normal" style:font-style-complex="normal"/>
    </style:style>
    <style:style style:name="P70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b25a0" officeooo:paragraph-rsid="003b25a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a3de2" officeooo:paragraph-rsid="003a3de2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b25a0" officeooo:paragraph-rsid="003b25a0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b25a0" style:font-size-asian="1.75pt" style:font-style-asian="italic" style:font-weight-asian="bold" style:font-size-complex="2pt" style:font-style-complex="italic" style:font-weight-complex="bold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6d3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dd5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3de2" officeooo:paragraph-rsid="003a3de2" style:font-size-asian="7pt" style:font-style-asian="normal" style:font-weight-asian="normal" style:font-size-complex="8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b25a0" officeooo:paragraph-rsid="003b25a0" style:font-size-asian="7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3b25a0" officeooo:paragraph-rsid="003b25a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82" style:family="paragraph" style:parent-style-name="Table_20_Contents">
      <style:paragraph-properties fo:text-align="start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83" style:family="paragraph" style:parent-style-name="Table_20_Contents">
      <style:paragraph-properties fo:text-align="center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6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6pt" style:font-size-asian="16pt" style:font-size-complex="16pt"/>
    </style:style>
    <style:style style:name="P87" style:family="paragraph" style:parent-style-name="Table_20_Contents">
      <style:paragraph-properties fo:text-align="start" style:justify-single-word="false"/>
      <style:text-properties fo:font-size="16pt" officeooo:rsid="003b25a0" officeooo:paragraph-rsid="003b25a0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950fb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152f4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2f388"/>
    </style:style>
    <style:style style:name="T13" style:family="text">
      <style:text-properties officeooo:rsid="0021e0b5"/>
    </style:style>
    <style:style style:name="T14" style:family="text">
      <style:text-properties officeooo:rsid="0022f38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4c10" style:font-weight-asian="bold" style:font-weight-complex="bold"/>
    </style:style>
    <style:style style:name="T17" style:family="text">
      <style:text-properties fo:font-weight="bold" officeooo:rsid="00257b09" style:font-weight-asian="bold" style:font-weight-complex="bold"/>
    </style:style>
    <style:style style:name="T18" style:family="text">
      <style:text-properties officeooo:rsid="002a9c0f"/>
    </style:style>
    <style:style style:name="T19" style:family="text">
      <style:text-properties officeooo:rsid="002ace16"/>
    </style:style>
    <style:style style:name="T20" style:family="text">
      <style:text-properties officeooo:rsid="002be9a2"/>
    </style:style>
    <style:style style:name="T21" style:family="text">
      <style:text-properties officeooo:rsid="002fffdf"/>
    </style:style>
    <style:style style:name="T22" style:family="text">
      <style:text-properties officeooo:rsid="00304129"/>
    </style:style>
    <style:style style:name="T23" style:family="text">
      <style:text-properties officeooo:rsid="003152f4"/>
    </style:style>
    <style:style style:name="T24" style:family="text">
      <style:text-properties officeooo:rsid="0033f195"/>
    </style:style>
    <style:style style:name="T25" style:family="text">
      <style:text-properties officeooo:rsid="0034d873"/>
    </style:style>
    <style:style style:name="T26" style:family="text">
      <style:text-properties officeooo:rsid="003a2d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Mounce: <text:span text:style-name="T1">Basics of Biblical Greek – </text:span><text:span text:style-name="T5">Nouns</text:span></text:p>
      <text:p text:style-name="P45">Master Case Ending Chart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1">st</text:span> / 2<text:span text:style-name="T11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1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56"/>
      <text:p text:style-name="P45">8 Rules of Nouns</text:p>
      <text:p text:style-name="P46">1.</text:p>
      <text:p text:style-name="P46">2.</text:p>
      <text:p text:style-name="P46">3.</text:p>
      <text:p text:style-name="P46">4.</text:p>
      <text:p text:style-name="P46">5.</text:p>
      <text:p text:style-name="P46">6.</text:p>
      <text:p text:style-name="P46">7.</text:p>
      <text:p text:style-name="P44"/>
      <text:p text:style-name="P46">8.</text:p>
      <text:p text:style-name="P45">Definite Article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43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41"><text:span text:style-name="T5">Mounce: </text:span><text:span text:style-name="T2">Basics of Biblical Greek – </text:span><text:span text:style-name="T6">Verbs</text:span></text:p>
      <text:p text:style-name="P55">Memorization</text:p>
      <text:p text:style-name="P58">I am<text:span text:style-name="T9"><text:tab/></text:span><text:span text:style-name="T10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8">Present Indicative</text:p>
          </table:table-cell>
          <table:table-cell table:style-name="Table3.A1" office:value-type="string">
            <text:p text:style-name="P38">Imperfect Indicative</text:p>
          </table:table-cell>
          <table:table-cell table:style-name="Table3.C1" office:value-type="string">
            <text:p text:style-name="P38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51"/>
      <text:p text:style-name="P58">I know<text:tab/><text:span text:style-name="T10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8">Perfect Indicative</text:p>
          </table:table-cell>
          <table:table-cell table:style-name="Table4.A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51"/>
      <text:p text:style-name="P54">all/every (πᾶς)<text:tab/><text:span text:style-name="T23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 table:style-name="Table9.5">
          <table:table-cell table:style-name="Table9.A5" office:value-type="string">
            <text:p text:style-name="P16"/>
          </table:table-cell>
          <table:table-cell table:style-name="Table9.A5" office:value-type="string">
            <text:p text:style-name="P16"/>
          </table:table-cell>
          <table:table-cell table:style-name="Table9.C5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</table:table>
      <text:p text:style-name="P53"/>
      <text:p text:style-name="P66"><text:span text:style-name="T7">Mounce: </text:span><text:span text:style-name="T3">Basics of Biblical Greek – </text:span><text:span text:style-name="T8">Verbs</text:span></text:p>
      <text:p text:style-name="P47"/>
      <text:p text:style-name="P47">Master Personal Ending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48"/>
      <text:p text:style-name="P48">8 Rules of Contracting Vowel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48"/>
      <text:p text:style-name="P50">Reference <text:span text:style-name="T22">(BBG, 1993)</text:span></text:p>
      <text:p text:style-name="P49">344: Master Verb Chart</text:p>
      <text:p text:style-name="P49">345: Personal endings</text:p>
      <text:p text:style-name="P49">35<text:span text:style-name="T21">2ff</text:span>: Most paradigms</text:p>
      <text:p text:style-name="P52">140: οἶδα</text:p>
      <text:p text:style-name="P65"/>
      <text:p text:style-name="P69"><text:span text:style-name="T16">Mounce: </text:span><text:span text:style-name="T15">Master Verb Chart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57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8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8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7"/>
          </table:table-cell>
          <table:table-cell table:style-name="Table5.B4" office:value-type="string">
            <text:p text:style-name="P17"/>
          </table:table-cell>
          <table:table-cell table:style-name="Table5.C4" office:value-type="string">
            <text:p text:style-name="P17"/>
          </table:table-cell>
          <table:table-cell table:style-name="Table5.D4" office:value-type="string">
            <text:p text:style-name="P17"/>
          </table:table-cell>
          <table:table-cell table:style-name="Table5.E4" office:value-type="string">
            <text:p text:style-name="P17"/>
          </table:table-cell>
          <table:table-cell table:style-name="Table5.F4" office:value-type="string">
            <text:p text:style-name="P17"/>
          </table:table-cell>
          <table:table-cell table:style-name="Table5.G4" office:value-type="string">
            <text:p text:style-name="P17"/>
          </table:table-cell>
        </table:table-row>
        <table:table-row table:style-name="Table5.2">
          <table:table-cell table:style-name="Table5.A5" office:value-type="string">
            <text:p text:style-name="P18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8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8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F<text:span text:style-name="T13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8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1<text:span text:style-name="T11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<text:span text:style-name="T14">2</text:span><text:span text:style-name="T12">nd</text:span><text:span text:style-name="T14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8">2<text:span text:style-name="T11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1<text:span text:style-name="T11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8">2<text:span text:style-name="T11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8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8">1<text:span text:style-name="T11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2<text:span text:style-name="T11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8">1<text:span text:style-name="T11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8">2<text:span text:style-name="T11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64"/>
      <text:p text:style-name="P70"><text:span text:style-name="T15">Mounce: </text:span><text:span text:style-name="T4">Basics of Biblical Greek </text:span><text:span text:style-name="T15">– </text:span><text:span text:style-name="T17">Indicative System</text:span></text:p>
      <text:p text:style-name="P59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7"/>
          </table:table-cell>
          <table:table-cell table:style-name="Table11.B1" table:number-columns-spanned="8" office:value-type="string">
            <text:p text:style-name="P27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>Present</text:p>
          </table:table-cell>
          <table:table-cell table:style-name="Table11.A2" office:value-type="string">
            <text:p text:style-name="P22">Future</text:p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2">Liq<text:span text:style-name="T19">uid </text:span>Fut</text:p>
          </table:table-cell>
          <table:table-cell table:style-name="Table11.A2" office:value-type="string">
            <text:p text:style-name="P22">Perfect</text:p>
          </table:table-cell>
          <table:table-cell table:style-name="Table11.A2" office:value-type="string">
            <text:p text:style-name="P22">2<text:span text:style-name="T11">nd</text:span> Pf</text:p>
          </table:table-cell>
          <table:table-cell table:style-name="Table11.I15" office:value-type="string">
            <text:p text:style-name="P22">End<text:span text:style-name="T18">ing</text:span>s</text:p>
          </table:table-cell>
        </table:table-row>
        <table:table-row>
          <table:table-cell table:style-name="Table11.A3" table:number-rows-spanned="6" office:value-type="string">
            <text:p text:style-name="P28">Act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 table:style-name="Table11.9">
          <table:table-cell table:style-name="Table11.A9" office:value-type="string">
            <text:p text:style-name="P29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office:value-type="string">
            <text:p text:style-name="P28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A2" office:value-type="string">
            <text:p text:style-name="P24">Fut Pas</text:p>
          </table:table-cell>
          <table:table-cell table:style-name="Table11.A2" office:value-type="string">
            <text:p text:style-name="P24">2<text:span text:style-name="T11">nd</text:span> F<text:span text:style-name="T19">ut </text:span>P<text:span text:style-name="T19">as</text:span></text:p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0" office:value-type="string">
            <text:p text:style-name="P20"/>
          </table:table-cell>
        </table:table-row>
        <table:table-row>
          <table:table-cell table:style-name="Table11.A3" table:number-rows-spanned="6" office:value-type="string">
            <text:p text:style-name="P28"><text:span text:style-name="T20">Middle/</text:span>Passive Voice</text:p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5" office:value-type="string">
            <text:p text:style-name="P20"/>
          </table:table-cell>
        </table:table-row>
        <table:table-row>
          <table:covered-table-cell/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0"/>
          </table:table-cell>
          <table:table-cell table:style-name="Table11.D2" office:value-type="string">
            <text:p text:style-name="P20"/>
          </table:table-cell>
          <table:table-cell table:style-name="Table11.I16" office:value-type="string">
            <text:p text:style-name="P20"/>
          </table:table-cell>
        </table:table-row>
      </table:table>
      <text:p text:style-name="P59"/>
      <text:p text:style-name="P59"/>
      <text:p text:style-name="P59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7"/>
          </table:table-cell>
          <table:table-cell table:style-name="Table12.B1" table:number-columns-spanned="7" office:value-type="string">
            <text:p text:style-name="P27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3"/>
          </table:table-cell>
          <table:table-cell table:style-name="Table12.A2" office:value-type="string">
            <text:p text:style-name="P25">Imperfect</text:p>
          </table:table-cell>
          <table:table-cell table:style-name="Table12.A2" office:value-type="string">
            <text:p text:style-name="P23">Aorist</text:p>
          </table:table-cell>
          <table:table-cell table:style-name="Table12.A2" office:value-type="string">
            <text:p text:style-name="P23">2<text:span text:style-name="T11">nd</text:span> Aor<text:span text:style-name="T19">ist</text:span></text:p>
          </table:table-cell>
          <table:table-cell table:style-name="Table12.A2" office:value-type="string">
            <text:p text:style-name="P23">Liq<text:span text:style-name="T19">uid </text:span>Aor<text:span text:style-name="T19">ist</text:span></text:p>
          </table:table-cell>
          <table:table-cell table:style-name="Table12.A2" office:value-type="string">
            <text:p text:style-name="P23">Aor<text:span text:style-name="T19">ist </text:span>Pas</text:p>
          </table:table-cell>
          <table:table-cell table:style-name="Table12.A2" office:value-type="string">
            <text:p text:style-name="P23">2<text:span text:style-name="T11">nd</text:span> A<text:span text:style-name="T19">or </text:span>P<text:span text:style-name="T19">as</text:span></text:p>
          </table:table-cell>
          <table:table-cell table:style-name="Table12.H2" office:value-type="string">
            <text:p text:style-name="P22">End<text:span text:style-name="T18">ing</text:span>s</text:p>
          </table:table-cell>
        </table:table-row>
        <table:table-row>
          <table:table-cell table:style-name="Table12.A3" table:number-rows-spanned="6" office:value-type="string">
            <text:p text:style-name="P28">Act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 table:style-name="Table12.9">
          <table:table-cell table:style-name="Table12.A9" office:value-type="string">
            <text:p text:style-name="P20"/>
          </table:table-cell>
          <table:table-cell table:style-name="Table12.B9" office:value-type="string">
            <text:p text:style-name="P20"/>
          </table:table-cell>
          <table:table-cell table:style-name="Table12.C9" office:value-type="string">
            <text:p text:style-name="P20"/>
          </table:table-cell>
          <table:table-cell table:style-name="Table12.D9" office:value-type="string">
            <text:p text:style-name="P20"/>
          </table:table-cell>
          <table:table-cell table:style-name="Table12.E9" office:value-type="string">
            <text:p text:style-name="P20"/>
          </table:table-cell>
          <table:table-cell table:style-name="Table12.F9" office:value-type="string">
            <text:p text:style-name="P20"/>
          </table:table-cell>
          <table:table-cell table:style-name="Table12.G9" office:value-type="string">
            <text:p text:style-name="P20"/>
          </table:table-cell>
          <table:table-cell table:style-name="Table12.H9" office:value-type="string">
            <text:p text:style-name="P20"/>
          </table:table-cell>
        </table:table-row>
        <table:table-row>
          <table:table-cell table:style-name="Table12.A10" office:value-type="string">
            <text:p text:style-name="P20"/>
          </table:table-cell>
          <table:table-cell table:style-name="Table12.B10" office:value-type="string">
            <text:p text:style-name="P20"/>
          </table:table-cell>
          <table:table-cell table:style-name="Table12.C10" office:value-type="string">
            <text:p text:style-name="P20"/>
          </table:table-cell>
          <table:table-cell table:style-name="Table12.D10" office:value-type="string">
            <text:p text:style-name="P20"/>
          </table:table-cell>
          <table:table-cell table:style-name="Table12.E10" office:value-type="string">
            <text:p text:style-name="P20"/>
          </table:table-cell>
          <table:table-cell table:style-name="Table12.F10" office:value-type="string">
            <text:p text:style-name="P20"/>
          </table:table-cell>
          <table:table-cell table:style-name="Table12.G10" office:value-type="string">
            <text:p text:style-name="P20"/>
          </table:table-cell>
          <table:table-cell table:style-name="Table12.H10" office:value-type="string">
            <text:p text:style-name="P21"/>
          </table:table-cell>
        </table:table-row>
        <table:table-row>
          <table:table-cell table:style-name="Table12.A3" table:number-rows-spanned="6" office:value-type="string">
            <text:p text:style-name="P28"><text:span text:style-name="T20">Middle/</text:span>Passive Voice</text:p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1" office:value-type="string">
            <text:p text:style-name="P20"/>
          </table:table-cell>
          <table:table-cell table:style-name="Table12.F11" office:value-type="string">
            <text:p text:style-name="P20"/>
          </table:table-cell>
          <table:table-cell table:style-name="Table12.G11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2" office:value-type="string">
            <text:p text:style-name="P20"/>
          </table:table-cell>
          <table:table-cell table:style-name="Table12.F12" office:value-type="string">
            <text:p text:style-name="P20"/>
          </table:table-cell>
          <table:table-cell table:style-name="Table12.G12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3" office:value-type="string">
            <text:p text:style-name="P20"/>
          </table:table-cell>
          <table:table-cell table:style-name="Table12.F13" office:value-type="string">
            <text:p text:style-name="P20"/>
          </table:table-cell>
          <table:table-cell table:style-name="Table12.G13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4" office:value-type="string">
            <text:p text:style-name="P20"/>
          </table:table-cell>
          <table:table-cell table:style-name="Table12.F14" office:value-type="string">
            <text:p text:style-name="P20"/>
          </table:table-cell>
          <table:table-cell table:style-name="Table12.G14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5" office:value-type="string">
            <text:p text:style-name="P20"/>
          </table:table-cell>
          <table:table-cell table:style-name="Table12.F15" office:value-type="string">
            <text:p text:style-name="P20"/>
          </table:table-cell>
          <table:table-cell table:style-name="Table12.G15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  <table:table-row>
          <table:covered-table-cell/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A2" office:value-type="string">
            <text:p text:style-name="P20"/>
          </table:table-cell>
          <table:table-cell table:style-name="Table12.E16" office:value-type="string">
            <text:p text:style-name="P20"/>
          </table:table-cell>
          <table:table-cell table:style-name="Table12.F16" office:value-type="string">
            <text:p text:style-name="P20"/>
          </table:table-cell>
          <table:table-cell table:style-name="Table12.G16" office:value-type="string">
            <text:p text:style-name="P20"/>
          </table:table-cell>
          <table:table-cell table:style-name="Table12.H2" office:value-type="string">
            <text:p text:style-name="P20"/>
          </table:table-cell>
        </table:table-row>
      </table:table>
      <text:p text:style-name="P59"/>
      <text:p text:style-name="P62"/>
      <text:p text:style-name="P67">Participle Morphe<text:span text:style-name="T24">m</text:span>e Chart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0">Morphe<text:span text:style-name="T24">m</text:span>e</text:p>
          </table:table-cell>
          <table:table-cell table:style-name="Table10.A1" office:value-type="string">
            <text:p text:style-name="P30">Tense/Voice</text:p>
          </table:table-cell>
          <table:table-cell table:style-name="Table10.C1" office:value-type="string">
            <text:p text:style-name="P30">Case Endings</text:p>
          </table:table-cell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table:number-rows-spanned="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table:number-rows-spanned="2" office:value-type="string">
            <text:p text:style-name="P19"/>
          </table:table-cell>
        </table:table-row>
        <table:table-row>
          <table:covered-table-cell/>
          <table:table-cell table:style-name="Table10.A2" office:value-type="string">
            <text:p text:style-name="P19"/>
          </table:table-cell>
          <table:covered-table-cell/>
        </table:table-row>
        <table:table-row>
          <table:table-cell table:style-name="Table10.A2" office:value-type="string">
            <text:p text:style-name="P19"/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C2" office:value-type="string">
            <text:p text:style-name="P19"/>
          </table:table-cell>
        </table:table-row>
      </table:table>
      <text:p text:style-name="P60"/>
      <text:p text:style-name="P62">Master Participle Chart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1">t<text:span text:style-name="T25">ense</text:span>/v<text:span text:style-name="T25">oice</text:span></text:p>
          </table:table-cell>
          <table:table-cell table:style-name="Table13.A1" office:value-type="string">
            <text:p text:style-name="P31">red</text:p>
          </table:table-cell>
          <table:table-cell table:style-name="Table13.A1" office:value-type="string">
            <text:p text:style-name="P32">stem</text:p>
          </table:table-cell>
          <table:table-cell table:style-name="Table13.A1" office:value-type="string">
            <text:p text:style-name="P31">tf/cv</text:p>
          </table:table-cell>
          <table:table-cell table:style-name="Table13.A1" office:value-type="string">
            <text:p text:style-name="P39">morph</text:p>
          </table:table-cell>
          <table:table-cell table:style-name="Table13.A1" office:value-type="string">
            <text:p text:style-name="P31">NP</text:p>
          </table:table-cell>
          <table:table-cell table:style-name="Table13.G1" table:number-columns-spanned="3" office:value-type="string">
            <text:p text:style-name="P31"><text:span text:style-name="T25">NS, GS M/F/N </text:span>end<text:span text:style-name="T25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9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1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3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5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C17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table-cell table:style-name="Table13.A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C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F19" table:number-rows-spanned="2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H18" office:value-type="string">
            <text:p text:style-name="P19"/>
          </table:table-cell>
          <table:table-cell table:style-name="Table13.I18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19"/>
          </table:table-cell>
          <table:table-cell table:style-name="Table13.H19" office:value-type="string">
            <text:p text:style-name="P19"/>
          </table:table-cell>
          <table:table-cell table:style-name="Table13.I19" office:value-type="string">
            <text:p text:style-name="P19"/>
          </table:table-cell>
        </table:table-row>
        <table:table-row>
          <table:table-cell table:style-name="Table13.A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C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table:number-rows-spanned="2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19"/>
          </table:table-cell>
          <table:table-cell table:style-name="Table13.H21" office:value-type="string">
            <text:p text:style-name="P19"/>
          </table:table-cell>
          <table:table-cell table:style-name="Table13.I21" office:value-type="string">
            <text:p text:style-name="P19"/>
          </table:table-cell>
        </table:table-row>
      </table:table>
      <text:p text:style-name="P60"/>
      <text:p text:style-name="P61"><text:span text:style-name="T15">Present Active participle of εἰμί</text:span> (p. 245)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D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G1" office:value-type="string">
            <text:p text:style-name="P40"/>
          </table:table-cell>
        </table:table-row>
        <table:table-row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D2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G4" office:value-type="string">
            <text:p text:style-name="P40"/>
          </table:table-cell>
        </table:table-row>
        <table:table-row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D2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G4" office:value-type="string">
            <text:p text:style-name="P40"/>
          </table:table-cell>
        </table:table-row>
        <table:table-row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D2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F4" office:value-type="string">
            <text:p text:style-name="P40"/>
          </table:table-cell>
          <table:table-cell table:style-name="Table6.G4" office:value-type="string">
            <text:p text:style-name="P40"/>
          </table:table-cell>
        </table:table-row>
      </table:table>
      <text:p text:style-name="P61"/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row>
          <table:table-cell table:style-name="Table16.A1" office:value-type="string">
            <text:p text:style-name="P36">What are the signs of the Subjunctive?</text:p>
          </table:table-cell>
          <table:table-cell table:style-name="Table16.B1" table:number-columns-spanned="4" office:value-type="string">
            <text:p text:style-name="P37">Infinitive λὐω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26">1.</text:p>
          </table:table-cell>
          <table:table-cell table:style-name="Table16.B2" office:value-type="string">
            <text:p text:style-name="P35">Activ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  <table:table-row>
          <table:table-cell table:style-name="Table16.A2" office:value-type="string">
            <text:p text:style-name="P26">2.</text:p>
          </table:table-cell>
          <table:table-cell table:style-name="Table16.B2" office:value-type="string">
            <text:p text:style-name="P35">Middl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  <table:table-row>
          <table:table-cell table:style-name="Table16.A2" office:value-type="string">
            <text:p text:style-name="P26">3.</text:p>
          </table:table-cell>
          <table:table-cell table:style-name="Table16.B2" office:value-type="string">
            <text:p text:style-name="P35">Passive</text:p>
          </table:table-cell>
          <table:table-cell table:style-name="Table16.B2" office:value-type="string">
            <text:p text:style-name="P19"/>
          </table:table-cell>
          <table:table-cell table:style-name="Table16.B2" office:value-type="string">
            <text:p text:style-name="P19"/>
          </table:table-cell>
          <table:table-cell table:style-name="Table16.E2" office:value-type="string">
            <text:p text:style-name="P19"/>
          </table:table-cell>
        </table:table-row>
      </table:table>
      <text:p text:style-name="P75"/>
      <text:p text:style-name="P63">Infinitive <text:span text:style-name="T26">Endings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3">Present</text:p>
          </table:table-cell>
          <table:table-cell table:style-name="Table14.A1" office:value-type="string">
            <text:p text:style-name="P33">Aorist</text:p>
          </table:table-cell>
          <table:table-cell table:style-name="Table14.A1" office:value-type="string">
            <text:p text:style-name="P33">2<text:span text:style-name="T11">nd</text:span> Aorist</text:p>
          </table:table-cell>
          <table:table-cell table:style-name="Table14.E1" office:value-type="string">
            <text:p text:style-name="P33">Perfect</text:p>
          </table:table-cell>
        </table:table-row>
        <table:table-row>
          <table:table-cell table:style-name="Table14.A2" office:value-type="string">
            <text:p text:style-name="P33">Active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E2" office:value-type="string">
            <text:p text:style-name="P84"/>
          </table:table-cell>
        </table:table-row>
        <table:table-row>
          <table:table-cell table:style-name="Table14.A2" office:value-type="string">
            <text:p text:style-name="P33">Middle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E2" office:value-type="string">
            <text:p text:style-name="P84"/>
          </table:table-cell>
        </table:table-row>
        <table:table-row>
          <table:table-cell table:style-name="Table14.A2" office:value-type="string">
            <text:p text:style-name="P35">Passive</text:p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  <table:table-cell table:style-name="Table14.E2" office:value-type="string">
            <text:p text:style-name="P84"/>
          </table:table-cell>
        </table:table-row>
      </table:table>
      <text:p text:style-name="P76"/>
      <text:p text:style-name="P72">Imperativ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82"/>
          </table:table-cell>
          <table:table-cell table:style-name="Table15.A1" office:value-type="string">
            <text:p text:style-name="P83">Endings: Active,</text:p>
            <text:p text:style-name="P83">Aorist Passive</text:p>
          </table:table-cell>
          <table:table-cell table:style-name="Table15.A1" office:value-type="string">
            <text:p text:style-name="P83">Endings: Middle,</text:p>
            <text:p text:style-name="P83">Middle/Passive</text:p>
          </table:table-cell>
          <table:table-cell table:style-name="Table15.D1" office:value-type="string">
            <text:p text:style-name="P81"/>
          </table:table-cell>
          <table:table-cell table:style-name="Table15.E1" table:number-columns-spanned="2" office:value-type="string">
            <text:p text:style-name="P83">2S Conjugations</text:p>
            <text:p text:style-name="P83">of the Imperative</text:p>
          </table:table-cell>
          <table:covered-table-cell/>
        </table:table-row>
        <table:table-row>
          <table:table-cell table:style-name="Table15.A5" office:value-type="string">
            <text:p text:style-name="P82">2S</text:p>
          </table:table-cell>
          <table:table-cell table:style-name="Table15.B5" office:value-type="string">
            <text:p text:style-name="P40"/>
          </table:table-cell>
          <table:table-cell table:style-name="Table15.C5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PA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A5" office:value-type="string">
            <text:p text:style-name="P82">3S</text:p>
          </table:table-cell>
          <table:table-cell table:style-name="Table15.B5" office:value-type="string">
            <text:p text:style-name="P40"/>
          </table:table-cell>
          <table:table-cell table:style-name="Table15.C5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PM/P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A5" office:value-type="string">
            <text:p text:style-name="P82">2P</text:p>
          </table:table-cell>
          <table:table-cell table:style-name="Table15.B5" office:value-type="string">
            <text:p text:style-name="P40"/>
          </table:table-cell>
          <table:table-cell table:style-name="Table15.C5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AA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A5" office:value-type="string">
            <text:p text:style-name="P82">3P</text:p>
          </table:table-cell>
          <table:table-cell table:style-name="Table15.B5" office:value-type="string">
            <text:p text:style-name="P40"/>
          </table:table-cell>
          <table:table-cell table:style-name="Table15.C5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AM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D2" office:value-type="string">
            <text:p text:style-name="P82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AP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D2" office:value-type="string">
            <text:p text:style-name="P81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2AA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D2" office:value-type="string">
            <text:p text:style-name="P81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2AM</text:p>
          </table:table-cell>
          <table:table-cell table:style-name="Table15.F9" office:value-type="string">
            <text:p text:style-name="P19"/>
          </table:table-cell>
        </table:table-row>
        <table:table-row>
          <table:table-cell table:style-name="Table15.D2" office:value-type="string">
            <text:p text:style-name="P81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40"/>
          </table:table-cell>
          <table:table-cell table:style-name="Table15.D2" office:value-type="string">
            <text:p text:style-name="P19"/>
          </table:table-cell>
          <table:table-cell table:style-name="Table15.E9" office:value-type="string">
            <text:p text:style-name="P82">2AP</text:p>
          </table:table-cell>
          <table:table-cell table:style-name="Table15.F9" office:value-type="string">
            <text:p text:style-name="P19"/>
          </table:table-cell>
        </table:table-row>
      </table:table>
      <text:p text:style-name="P77"/>
      <text:p text:style-name="P73">Five Rules of μι Verb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87"/>
          </table:table-cell>
          <table:table-cell table:style-name="Table18.B1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40"/>
          </table:table-cell>
          <table:table-cell table:style-name="Table18.B2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40"/>
          </table:table-cell>
          <table:table-cell table:style-name="Table18.B3" office:value-type="string">
            <text:p text:style-name="P86"/>
          </table:table-cell>
        </table:table-row>
      </table:table>
      <text:p text:style-name="P78"/>
      <text:p text:style-name="P73">Conjugate δίδωμι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80">Present Active</text:p>
          </table:table-cell>
          <table:table-cell table:style-name="Table17.A1" office:value-type="string">
            <text:p text:style-name="P80">Imperfect Active</text:p>
          </table:table-cell>
          <table:table-cell table:style-name="Table17.A1" office:value-type="string">
            <text:p text:style-name="P80">Future Active</text:p>
          </table:table-cell>
          <table:table-cell table:style-name="Table17.A1" office:value-type="string">
            <text:p text:style-name="P80">Aorist Active</text:p>
          </table:table-cell>
          <table:table-cell table:style-name="Table17.E1" office:value-type="string">
            <text:p text:style-name="P80">Perfect Active</text:p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A2" office:value-type="string">
            <text:p text:style-name="P40"/>
          </table:table-cell>
          <table:table-cell table:style-name="Table17.E2" office:value-type="string">
            <text:p text:style-name="P40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20M49S</meta:editing-duration>
    <meta:editing-cycles>36</meta:editing-cycles>
    <meta:generator>LibreOffice/6.0.5.2$MacOSX_X86_64 LibreOffice_project/54c8cbb85f300ac59db32fe8a675ff7683cd5a16</meta:generator>
    <dc:date>2020-08-27T17:21:30.480289715</dc:date>
    <meta:print-date>2020-08-24T15:13:16.118937183</meta:print-date>
    <meta:document-statistic meta:table-count="18" meta:image-count="0" meta:object-count="0" meta:page-count="5" meta:paragraph-count="177" meta:word-count="312" meta:character-count="1693" meta:non-whitespace-character-count="1554"/>
    <meta:template xlink:type="simple" xlink:actuate="onRequest" xlink:title="TwoColLandscape" xlink:href="../../Documents/todd/templates/TwoColLandscape.ott" meta:date="2020-08-17T12:43:45.109639445"/>
  </office:meta>
</office:document-meta>
</file>